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2E000003CC7387837E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 fo:font-size="16pt" fo:language="es" fo:country="E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Arial" fo:language="es" fo:country="ES"/>
    </style:style>
    <style:style style:name="P4" style:family="paragraph" style:parent-style-name="Standard">
      <style:text-properties style:font-name="Arial" fo:language="es" fo:country="ES" fo:font-weight="bold" style:font-weight-asian="bold" style:font-weight-complex="bold"/>
    </style:style>
    <style:style style:name="P5" style:family="paragraph" style:parent-style-name="Standard">
      <style:text-properties style:font-name="Arial" fo:language="es" fo:country="ES" fo:font-style="italic" style:font-style-asian="italic" style:font-style-complex="italic"/>
    </style:style>
    <style:style style:name="P6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style:font-style-asian="normal" style:font-style-complex="normal"/>
    </style:style>
    <style:style style:name="P8" style:family="paragraph" style:parent-style-name="Standard">
      <style:text-properties style:font-name="Arial" fo:language="es" fo:country="ES" fo:font-style="normal" style:font-style-asian="normal" style:font-style-complex="normal"/>
    </style:style>
    <style:style style:name="P9" style:family="paragraph" style:parent-style-name="Standard">
      <style:text-properties fo:language="es" fo:country="ES" fo:font-style="normal" style:font-style-asian="normal" style:font-style-complex="normal"/>
    </style:style>
    <style:style style:name="P10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ea un procesador VLIW cuyas instrucciones se codifican con 2 SLOT y en donde todas las operaciones pueden predicarse, establece el código desenrollado para el siguiente bucle. Deberá tener en cuenta que las comparaciones solo se podrán hacer en un solo SLOT y tendrán el siguiente formato (p) p1,p2 cmp condición elem1 elem2. Siempre que se cumpla la condición p1=1 y p2=0, siendo p2 opcional y p también.</text:p>
      <text:p text:style-name="P4"/>
      <text:p text:style-name="P3"/>
      <text:p text:style-name="P5">for i = 1 to 2; do</text:p>
      <text:p text:style-name="P5"><text:s/>if ((X[i] / 8) = = 8) then</text:p>
      <text:p text:style-name="P5"><text:s text:c="3"/>X[i] = <text:s/>X[i] *2;</text:p>
      <text:p text:style-name="P5"><text:s/>else</text:p>
      <text:p text:style-name="P5"><text:s text:c="2"/>X[i] = 32 * X[i];</text:p>
      <text:p text:style-name="P5"><text:s/>fi</text:p>
      <text:p text:style-name="P5">done</text:p>
      <text:p text:style-name="P5"/>
      <text:p text:style-name="P5"/>
      <text:p text:style-name="P5"/>
      <text:p text:style-name="P2">Solucion:</text:p>
      <text:p text:style-name="P2"/>
      <text:p text:style-name="P6">1ª Iteracion</text:p>
      <text:p text:style-name="P8"/>
      <text:p text:style-name="P8">P1 <text:tab/> cmp eq r0, r0</text:p>
      <text:p text:style-name="P8">P2 <text:tab/> cmp ne r0, r0</text:p>
      <text:p text:style-name="P8">P3 <text:tab/> cmp ne r0 r0</text:p>
      <text:p text:style-name="P8">(P1) <text:tab/> lw r1, x+4(r0)</text:p>
      <text:p text:style-name="P8">(P1) <text:tab/> lw r2, #8</text:p>
      <text:p text:style-name="P8">(P1) <text:tab/> sllr r3, r1, #3 <text:s text:c="6"/>; X[1] / 8 (desplazamiento de 3 bits a la derecha)</text:p>
      <text:p text:style-name="P8">(P1) P2, P3 cmp eq r3, r2 </text:p>
      <text:p text:style-name="P8">(P2) <text:tab/> slli r4, r3 #1 ;//Multiplicamos por dos(desplazamiento de dos bits a la izquierda)</text:p>
      <text:p text:style-name="P8">(P2) <text:tab/> sw r4, X+4(r0)</text:p>
      <text:p text:style-name="P8">(P3) <text:tab/> slli r4, r3 #5 ;//Multiplicamos por dos(desplazamiento de dos bits a la izquierda)</text:p>
      <text:p text:style-name="P8">(P3) <text:tab/> sw r4, X+4(r0)</text:p>
      <text:p text:style-name="P8"/>
      <text:p text:style-name="P8"/>
      <text:p text:style-name="P8"/>
      <text:p text:style-name="P6">2ª Iteracion</text:p>
      <text:p text:style-name="P8"/>
      <text:p text:style-name="P8">P4<text:tab/> cmp eq r0, r0</text:p>
      <text:p text:style-name="P8">P5<text:tab/> cmp ne r0, r0</text:p>
      <text:p text:style-name="P8">P6<text:tab/> cmp ne r0 r0</text:p>
      <text:p text:style-name="P8">(P4)<text:tab/> lw r5, x+8(r0)</text:p>
      <text:p text:style-name="P8">(P4)<text:tab/> sllr r6, r5, #3 <text:s text:c="6"/>; X[2] / 8 (desplazamiento de 3 bits a la derecha)</text:p>
      <text:p text:style-name="P8">(P4) P2, P3 cmp eq r6, r2</text:p>
      <text:p text:style-name="P8">(P5)<text:tab/> slli r7, r5 #1 ;//Multiplicamos por dos(desplazamiento de dos bits a la izquierda)</text:p>
      <text:p text:style-name="P8">(P5)<text:tab/> sw r7, X+8(r0)</text:p>
      <text:p text:style-name="P8"><text:soft-page-break/>(P6)<text:tab/> slli r7, r5 #5 ;//Multiplicamos por dos(desplazamiento de dos bits a la izquierda)</text:p>
      <text:p text:style-name="P8">(P6)<text:tab/> sw r7, X+8(r0)</text:p>
      <text:p text:style-name="P8"/>
      <text:p text:style-name="P8"/>
      <text:p text:style-name="P8"/>
      <text:p text:style-name="P8"/>
      <text:p text:style-name="P8"/>
      <text:p text:style-name="P7">Introducción de las instrucciones en los slots:</text:p>
      <text:p text:style-name="P9"/>
      <text:p text:style-name="P9"/>
      <text:p text:style-name="P1"><draw:frame draw:style-name="fr1" draw:name="gráficos1" text:anchor-type="paragraph" svg:width="16.999cm" svg:height="15.448cm" draw:z-index="0"><draw:image xlink:href="Pictures/20000007000042E000003CC7387837E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IC Tema 3 VLIW <text:s text:c="66"/>David Ortuño Guira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1" meta:object-count="0" meta:page-count="2" meta:paragraph-count="35" meta:word-count="275" meta:character-count="1487"/>
    <dc:date>2009-02-16T09:45:41.87</dc:date>
    <dc:creator>David Ortuño Guirao</dc:creator>
    <meta:editing-duration>PT00H14M23S</meta:editing-duration>
    <meta:editing-cycles>1</meta:editing-cycles>
    <meta:generator>OpenOffice.org/3.0$Win32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